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e879" officeooo:paragraph-rsid="0011e879"/>
    </style:style>
    <style:style style:name="P2" style:family="paragraph" style:parent-style-name="Standard" style:list-style-name="L4">
      <style:text-properties officeooo:rsid="0011e879" officeooo:paragraph-rsid="0011e879"/>
    </style:style>
    <style:style style:name="P3" style:family="paragraph" style:parent-style-name="Standard" style:list-style-name="L4">
      <style:text-properties officeooo:rsid="0011e879" officeooo:paragraph-rsid="0012192d"/>
    </style:style>
    <style:style style:name="P4" style:family="paragraph" style:parent-style-name="Standard">
      <style:text-properties officeooo:rsid="0011e879" officeooo:paragraph-rsid="0012192d"/>
    </style:style>
    <style:style style:name="P5" style:family="paragraph" style:parent-style-name="Standard">
      <style:text-properties officeooo:paragraph-rsid="0011e879"/>
    </style:style>
    <style:style style:name="P6" style:family="paragraph" style:parent-style-name="Standard" style:list-style-name="L2"/>
    <style:style style:name="P7" style:family="paragraph" style:parent-style-name="Standard" style:list-style-name="L4">
      <style:text-properties officeooo:paragraph-rsid="0011e879"/>
    </style:style>
    <style:style style:name="P8" style:family="paragraph" style:parent-style-name="Standard" style:list-style-name="L4">
      <style:text-properties officeooo:rsid="0012192d" officeooo:paragraph-rsid="0012192d"/>
    </style:style>
    <style:style style:name="P9" style:family="paragraph" style:parent-style-name="Standard">
      <style:text-properties officeooo:rsid="0012192d" officeooo:paragraph-rsid="0012192d"/>
    </style:style>
    <style:style style:name="P10" style:family="paragraph" style:parent-style-name="Standard">
      <style:text-properties fo:font-weight="bold" officeooo:rsid="0011e879" officeooo:paragraph-rsid="0012192d" style:font-weight-asian="bold" style:font-weight-complex="bold"/>
    </style:style>
    <style:style style:name="P11" style:family="paragraph" style:parent-style-name="Standard">
      <style:text-properties fo:font-weight="bold" officeooo:paragraph-rsid="00131f31" style:font-weight-asian="bold" style:font-weight-complex="bold"/>
    </style:style>
    <style:style style:name="P12" style:family="paragraph" style:parent-style-name="Standard">
      <style:text-properties fo:font-weight="bold" officeooo:rsid="00131f31" officeooo:paragraph-rsid="00131f31" style:font-weight-asian="bold" style:font-weight-complex="bold"/>
    </style:style>
    <style:style style:name="P13" style:family="paragraph" style:parent-style-name="Standard">
      <style:text-properties fo:font-weight="normal" officeooo:rsid="00131f31" officeooo:paragraph-rsid="00131f31" style:font-weight-asian="normal" style:font-weight-complex="normal"/>
    </style:style>
    <style:style style:name="P14" style:family="paragraph" style:parent-style-name="Standard">
      <style:text-properties fo:font-weight="normal" officeooo:rsid="0014d60e" officeooo:paragraph-rsid="0014d60e" style:font-weight-asian="normal" style:font-weight-complex="normal"/>
    </style:style>
    <style:style style:name="P15" style:family="paragraph" style:parent-style-name="Text_20_body">
      <style:text-properties fo:font-weight="bold" officeooo:rsid="0011e879" officeooo:paragraph-rsid="0012192d" style:font-weight-asian="bold" style:font-weight-complex="bold"/>
    </style:style>
    <style:style style:name="P16"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style>
    <style:style style:name="T1" style:family="text">
      <style:text-properties officeooo:rsid="0010043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officeooo:rsid="00100430"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1e879"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officeooo:rsid="0012b652" style:text-blinking="false" fo:background-color="transparent" loext:char-shading-value="0"/>
    </style:style>
    <style:style style:name="T8" style:family="text">
      <style:text-properties officeooo:rsid="0011e879"/>
    </style:style>
    <style:style style:name="T9" style:family="text">
      <style:text-properties officeooo:rsid="0012192d"/>
    </style:style>
    <style:style style:name="T10" style:family="text">
      <style:text-properties officeooo:rsid="00131f3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text:p>
      <text:p text:style-name="P16"><text:span text:style-name="T2"/></text:p>
      <text:p text:style-name="P16"><text:span text:style-name="T3">1</text:span><text:span text:style-name="T2"> </text:span><text:span text:style-name="T4">¿Qué son las WCAG?</text:span></text:p>
      <text:p text:style-name="Standard"/>
      <text:p text:style-name="Standard"><text:span text:style-name="T1">Son</text:span> directrices especifican cómo hacer el contenido web más accesible, especialmente a personas con discapacidades, pero también a otros agentes como dispositivos con limitaciones técnicas </text:p>
      <text:p text:style-name="Standard"/>
      <text:p text:style-name="Standard"/>
      <text:p text:style-name="P5"><text:span text:style-name="T8">2</text:span><text:bookmark text:name="docs-internal-guid-8289049a-7fff-7ec2-cb39-6b4108ccfecb"/><text:span text:style-name="T4">¿Qué son principios?</text:span> <text:bookmark text:name="docs-internal-guid-6e62a245-7fff-ca43-37fa-f96645e72642"/><text:span text:style-name="T4">Nombra y explica los 4 principios</text:span> .</text:p>
      <text:p text:style-name="Standard"/>
      <text:p text:style-name="Standard">Estos principios y prácticas de accesibilidad ayudan a garantizar que los sitios web sean accesibles para todos los usuarios <text:s/>: <text:s/><text:span text:style-name="T1">Los cuatro son : </text:span>Perceptible , Operable ,Comprensible ,Robusto .</text:p>
      <text:p text:style-name="Standard"/>
      <text:p text:style-name="Standard"/>
      <text:list xml:id="list4204514374" text:style-name="L2">
        <text:list-item>
          <text:p text:style-name="P6">Perceptible: El contenido debe ser presentado de tal manera que los usuarios puedan percibirlo </text:p>
        </text:list-item>
      </text:list>
      <text:p text:style-name="Standard"/>
      <text:list xml:id="list142805823863041" text:continue-numbering="true" text:style-name="L2">
        <text:list-item>
          <text:p text:style-name="P6">Operable: El contenido y las funciones de la página deben ser operables. </text:p>
        </text:list-item>
      </text:list>
      <text:p text:style-name="Standard"/>
      <text:list xml:id="list142806237234042" text:continue-numbering="true" text:style-name="L2">
        <text:list-item>
          <text:p text:style-name="P6">Comprensible: El contenido debe ser comprensible para los usuarios. Esto incluye el uso de lenguaje claro y conciso </text:p>
        </text:list-item>
      </text:list>
      <text:p text:style-name="Standard"/>
      <text:list xml:id="list142806948886929" text:continue-numbering="true" text:style-name="L2">
        <text:list-item>
          <text:p text:style-name="P6">Robusto: El contenido y las funciones de la página deben ser robustos. Esto significa que el contenido y las funciones deben funcionar correctamente </text:p>
        </text:list-item>
      </text:list>
      <text:p text:style-name="Standard"/>
      <text:p text:style-name="P5"><text:span text:style-name="T8">3</text:span><text:bookmark text:name="docs-internal-guid-f30f889c-7fff-83e1-f101-67232d6577d8"/><text:span text:style-name="T4">¿Qué son las pautas?Nombra las 13 pautas y clasifícalas según el principio al que pertenece cada una.</text:span></text:p>
      <text:p text:style-name="P5"><text:span text:style-name="T4"/></text:p>
      <text:p text:style-name="P5"><text:span text:style-name="T4">Cada pauta tiene uno o más criterios de éxito (success criteria) que definen los requisitos específicos que deben cumplirse para satisfacer la pauta. </text:span></text:p>
      <text:p text:style-name="P5"><text:span text:style-name="T4"/></text:p>
      <text:p text:style-name="P5"><text:span text:style-name="T5">Las pautas : <text:s/></text:span></text:p>
      <text:p text:style-name="P1"><text:span text:style-name="T4"/></text:p>
      <text:list xml:id="list3373885063" text:style-name="L4">
        <text:list-header>
          <text:p text:style-name="P8">Perceptible</text:p>
        </text:list-header>
      </text:list>
      <text:p text:style-name="P9"/>
      <text:list xml:id="list142806037237990" text:continue-numbering="true" text:style-name="L4">
        <text:list-item>
          <text:p text:style-name="P7"><text:span text:style-name="T8">1 </text:span>Texto alternativo </text:p>
        </text:list-item>
        <text:list-item>
          <text:p text:style-name="P7"><text:span text:style-name="T8">2 </text:span>Tiempo </text:p>
        </text:list-item>
        <text:list-item>
          <text:p text:style-name="P7"><text:span text:style-name="T8">3 </text:span>Adaptable </text:p>
        </text:list-item>
        <text:list-item>
          <text:p text:style-name="P7"><text:span text:style-name="T8">4 </text:span>Distinguible </text:p>
        </text:list-item>
      </text:list>
      <text:p text:style-name="P5"/>
      <text:p text:style-name="P5"><text:tab/><text:span text:style-name="T9">Operable</text:span></text:p>
      <text:p text:style-name="P5"/>
      <text:list xml:id="list142807169308096" text:continue-numbering="true" text:style-name="L4">
        <text:list-item>
          <text:p text:style-name="P7"><text:span text:style-name="T8">5 </text:span>Teclado </text:p>
        </text:list-item>
        <text:list-item>
          <text:p text:style-name="P7"><text:span text:style-name="T8">6 </text:span>Sin parpadeo </text:p>
        </text:list-item>
        <text:list-item>
          <text:p text:style-name="P2">7 <text:span text:style-name="T9">Desplazamiento</text:span></text:p>
        </text:list-item>
        <text:list-item>
          <text:p text:style-name="P7"><text:span text:style-name="T8">8 </text:span>Navegable </text:p>
        </text:list-item>
        <text:list-item>
          <text:p text:style-name="P2">9 <text:span text:style-name="T9">Enfoque</text:span></text:p>
        </text:list-item>
        <text:list-item>
          <text:p text:style-name="P2"/>
        </text:list-item>
      </text:list>
      <text:p text:style-name="P1"><text:tab/><text:span text:style-name="T9">Comprensible</text:span></text:p>
      <text:p text:style-name="P1"/>
      <text:list xml:id="list142806344310537" text:continue-numbering="true" text:style-name="L4">
        <text:list-item>
          <text:p text:style-name="P2">10 <text:span text:style-name="T9">Legible</text:span></text:p>
        </text:list-item>
        <text:list-item>
          <text:p text:style-name="P2">11 <text:span text:style-name="T9">Predictable</text:span></text:p>
        </text:list-item>
        <text:list-item>
          <text:p text:style-name="P2"><text:soft-page-break/>1<text:span text:style-name="T9">2Ayuda al usuario</text:span></text:p>
        </text:list-item>
      </text:list>
      <text:p text:style-name="P1"/>
      <text:p text:style-name="P1"><text:tab/><text:span text:style-name="T9">Robusto</text:span></text:p>
      <text:list xml:id="list142805719856570" text:continue-numbering="true" text:style-name="L4">
        <text:list-item>
          <text:p text:style-name="P3">1<text:span text:style-name="T9">3</text:span> <text:span text:style-name="T9">Compatible</text:span></text:p>
        </text:list-item>
      </text:list>
      <text:p text:style-name="P4"/>
      <text:p text:style-name="P4"/>
      <text:p text:style-name="P15"><text:bookmark text:name="docs-internal-guid-2a19e061-7fff-8e8f-11cb-f392d0981599"/><text:span text:style-name="T7">4</text:span><text:span text:style-name="T6">¿Qué son los criterios de conformidad? Pon 2 ejemplos.</text:span></text:p>
      <text:p text:style-name="P4"/>
      <text:p text:style-name="P4">Los criterios de conformidad son los requisitos específicos que deben cumplirse para satisfacer una pauta de las WCAG 2.1. </text:p>
      <text:p text:style-name="P4"/>
      <text:p text:style-name="P4">1.1.1 - Texto alternativo: Proporcionar texto alternativo a todos los contenidos no textuales</text:p>
      <text:p text:style-name="P4"/>
      <text:p text:style-name="P4">2.4.3 - Enfoque visible: Cuando un elemento recibe el enfoque, se muestra un indicador visual de enfoque</text:p>
      <text:p text:style-name="P4"/>
      <text:p text:style-name="P10"><text:bookmark text:name="docs-internal-guid-9b2b7cab-7fff-69e0-fb3f-da0e290e2606"/><text:span text:style-name="T7">5</text:span><text:span text:style-name="T6">¿Qué son las técnicas y los errores? Pon 2 ejemplos.</text:span> </text:p>
      <text:p text:style-name="P4"/>
      <text:p text:style-name="P4"/>
      <text:p text:style-name="P4">Las técnicas son métodos específicos que se pueden utilizar para satisfacer los criterios de conformidad. Las técnicas se clasifican en tres categorías: suficientes, adecuadas y adicionales. Las técnicas suficientes son las que satisfacen completamente el criterio de conformidad. Las técnicas adecuadas son aquellas que satisfacen parcialmente el criterio de conformidad. Las técnicas adicionales son aquellas que proporcionan una mayor accesibilidad pero no son necesarias para cumplir con el criterio de conformidad. </text:p>
      <text:p text:style-name="P4"/>
      <text:p text:style-name="P11"><text:span text:style-name="T10">6</text:span><text:bookmark text:name="docs-internal-guid-40435834-7fff-2545-5a37-aff4d1ab4ac9"/><text:span text:style-name="T6">¿Cómo funcionan las WCAG y cuál es la relación entre principios, pautas, criterios y técnicas/errores?</text:span></text:p>
      <text:p text:style-name="P12"/>
      <text:p text:style-name="P13">Cada principio representa un objetivo general para lograr la accesibilidad web. </text:p>
      <text:p text:style-name="P13"/>
      <text:p text:style-name="P13">Las pautas son recomendaciones específicas que se alinean con cada uno de los cuatro principios de las WCAG </text:p>
      <text:p text:style-name="P13"/>
      <text:p text:style-name="P13">Los criterios son requisitos específicos y comprobables que pueden utilizarse para evaluar si se ha cumplido una pauta. </text:p>
      <text:p text:style-name="P13"/>
      <text:p text:style-name="P13">Las Técnicas son formas específicas de implementar las directrices y cumplir con los criterios. </text:p>
      <text:p text:style-name="P13"/>
      <text:p text:style-name="P13"/>
      <text:p text:style-name="P13"/>
      <text:p text:style-name="P13"/>
      <text:p text:style-name="P14">Errores A : He Añadido Label a los articulos ,</text:p>
      <text:p text:style-name="P14"/>
      <text:p text:style-name="P14">Errores AA : Cambiar el color de los elementos para que cumplan el requisito</text:p>
      <text:p text:style-name="P14"/>
      <text:p text:style-name="P14">Errores AAA : Limpieza de contraste ,añadir subtitulos a los video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2T13:31:05.435000000</meta:creation-date>
    <dc:date>2024-02-12T14:28:04.858000000</dc:date>
    <meta:editing-duration>PT5M34S</meta:editing-duration>
    <meta:editing-cycles>1</meta:editing-cycles>
    <meta:document-statistic meta:table-count="0" meta:image-count="0" meta:object-count="0" meta:page-count="2" meta:paragraph-count="43" meta:word-count="483" meta:character-count="3038" meta:non-whitespace-character-count="2589"/>
    <meta:generator>LibreOffice/7.0.4.2$Windows_X86_64 LibreOffice_project/dcf040e67528d9187c66b2379df5ea4407429775</meta:generator>
  </office:meta>
</office:document-meta>
</file>